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erif" svg:font-family="'Droid Serif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swald" svg:font-family="Oswald, sans-serif"/>
  </office:font-face-decls>
  <office:automatic-styles>
    <style:style style:name="P1" style:family="paragraph" style:parent-style-name="Heading_20_1">
      <style:paragraph-properties fo:margin-top="0.847cm" fo:margin-bottom="0cm" style:contextual-spacing="false" fo:line-height="115%" style:writing-mode="lr-tb"/>
      <style:text-properties fo:font-variant="normal" fo:text-transform="none" fo:color="#00a933" loext:opacity="100%" style:text-line-through-style="none" style:text-line-through-type="none" style:font-name="Oswald" fo:font-size="14pt" fo:font-style="normal" style:text-underline-style="none" fo:font-weight="bold" style:text-blinking="false" fo:background-color="transparent" style:font-weight-asian="bold" style:font-weight-complex="bold"/>
    </style:style>
    <style:style style:name="P2" style:family="paragraph" style:parent-style-name="Heading_20_1">
      <style:paragraph-properties fo:margin-top="0.847cm" fo:margin-bottom="0cm" style:contextual-spacing="false" fo:line-height="115%" style:writing-mode="lr-tb"/>
      <style:text-properties fo:font-variant="normal" fo:text-transform="none" fo:color="#00a933" loext:opacity="100%" style:text-line-through-style="none" style:text-line-through-type="none" style:font-name="Oswald" fo:font-size="14pt" fo:font-style="normal" style:text-underline-style="none" fo:font-weight="bold" style:text-blinking="false" fo:background-color="transparent" style:font-weight-asian="bold" style:font-weight-complex="bold"/>
    </style:style>
    <style:style style:name="P3" style:family="paragraph" style:parent-style-name="Heading_20_1">
      <style:paragraph-properties fo:margin-top="0.847cm" fo:margin-bottom="0cm" style:contextual-spacing="false" fo:line-height="115%" style:writing-mode="lr-tb"/>
      <style:text-properties fo:font-variant="normal" fo:text-transform="none" fo:color="#00a933" loext:opacity="100%" style:text-line-through-style="none" style:text-line-through-type="none" style:font-name="Oswald" fo:font-size="14pt" fo:font-style="normal" style:text-underline-style="none" fo:font-weight="bold" officeooo:paragraph-rsid="0005b173" style:text-blinking="false" fo:background-color="transparent" style:font-weight-asian="bold" style:font-weight-complex="bold"/>
    </style:style>
    <style:style style:name="P4" style:family="paragraph" style:parent-style-name="Heading_20_1">
      <style:paragraph-properties fo:margin-top="0.847cm" fo:margin-bottom="0cm" style:contextual-spacing="false" fo:line-height="115%" style:writing-mode="lr-tb"/>
      <style:text-properties fo:font-variant="normal" fo:text-transform="none" fo:color="#00a933" loext:opacity="100%" style:text-line-through-style="none" style:text-line-through-type="none" style:font-name="Oswald" fo:font-size="14pt" fo:font-style="normal" style:text-underline-style="none" fo:font-weight="bold" style:text-blinking="false" fo:background-color="transparent"/>
    </style:style>
    <style:style style:name="P5" style:family="paragraph" style:parent-style-name="Heading_20_1">
      <style:paragraph-properties fo:margin-top="0.847cm" fo:margin-bottom="0cm" style:contextual-spacing="false" fo:line-height="115%" style:writing-mode="lr-tb"/>
      <style:text-properties fo:color="#00a933" loext:opacity="100%" fo:font-weight="bold" style:font-weight-asian="bold" style:font-weight-complex="bold"/>
    </style:style>
    <style:style style:name="P6" style:family="paragraph" style:parent-style-name="Standard">
      <style:paragraph-properties fo:line-height="115%"/>
    </style:style>
    <style:style style:name="P7" style:family="paragraph" style:parent-style-name="Text_20_body">
      <style:paragraph-properties fo:margin-top="0.353cm" fo:margin-bottom="0cm" style:contextual-spacing="false" fo:line-height="115%" style:writing-mode="lr-tb"/>
      <style:text-properties fo:font-variant="normal" fo:text-transform="none" fo:color="#0000ff" loext:opacity="100%" style:text-line-through-style="none" style:text-line-through-type="none" style:font-name="Droid Serif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10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1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2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3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4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3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4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5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6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7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8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9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officeooo:paragraph-rsid="00045d62" style:text-blinking="false" fo:background-color="transparent"/>
    </style:style>
    <style:style style:name="P37" style:family="paragraph" style:parent-style-name="Text_20_body" style:list-style-name="L15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15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16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17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8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19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20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20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21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21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22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22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23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23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24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24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25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25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 style:list-style-name="L26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60" style:family="paragraph" style:parent-style-name="Text_20_body" style:list-style-name="L26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27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62" style:family="paragraph" style:parent-style-name="Text_20_body" style:list-style-name="L27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63" style:family="paragraph" style:parent-style-name="Text_20_body" style:list-style-name="L28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64" style:family="paragraph" style:parent-style-name="Text_20_body" style:list-style-name="L28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65" style:family="paragraph" style:parent-style-name="Text_20_body" style:list-style-name="L29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66" style:family="paragraph" style:parent-style-name="Text_20_body" style:list-style-name="L29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67" style:family="paragraph" style:parent-style-name="Text_20_body" style:list-style-name="L30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68" style:family="paragraph" style:parent-style-name="Text_20_body" style:list-style-name="L30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69" style:family="paragraph" style:parent-style-name="Text_20_body" style:list-style-name="L30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officeooo:paragraph-rsid="00045d62" style:text-blinking="false" fo:background-color="transparent"/>
    </style:style>
    <style:style style:name="P70" style:family="paragraph" style:parent-style-name="Text_20_body" style:list-style-name="L31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71" style:family="paragraph" style:parent-style-name="Text_20_body" style:list-style-name="L31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72" style:family="paragraph" style:parent-style-name="Text_20_body" style:list-style-name="L32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73" style:family="paragraph" style:parent-style-name="Text_20_body" style:list-style-name="L32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74" style:family="paragraph" style:parent-style-name="Text_20_body" style:list-style-name="L33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75" style:family="paragraph" style:parent-style-name="Text_20_body" style:list-style-name="L33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76" style:family="paragraph" style:parent-style-name="Text_20_body" style:list-style-name="L34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77" style:family="paragraph" style:parent-style-name="Text_20_body" style:list-style-name="L34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78" style:family="paragraph" style:parent-style-name="Text_20_body" style:list-style-name="L35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79" style:family="paragraph" style:parent-style-name="Text_20_body" style:list-style-name="L35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80" style:family="paragraph" style:parent-style-name="Text_20_body" style:list-style-name="L36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81" style:family="paragraph" style:parent-style-name="Text_20_body" style:list-style-name="L36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82" style:family="paragraph" style:parent-style-name="Text_20_body" style:list-style-name="L37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83" style:family="paragraph" style:parent-style-name="Text_20_body" style:list-style-name="L37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84" style:family="paragraph" style:parent-style-name="Text_20_body" style:list-style-name="L38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85" style:family="paragraph" style:parent-style-name="Text_20_body" style:list-style-name="L38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86" style:family="paragraph" style:parent-style-name="Text_20_body" style:list-style-name="L39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87" style:family="paragraph" style:parent-style-name="Text_20_body" style:list-style-name="L39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88" style:family="paragraph" style:parent-style-name="Text_20_body" style:list-style-name="L40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89" style:family="paragraph" style:parent-style-name="Text_20_body" style:list-style-name="L40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90" style:family="paragraph" style:parent-style-name="Text_20_body" style:list-style-name="L41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91" style:family="paragraph" style:parent-style-name="Text_20_body" style:list-style-name="L41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92" style:family="paragraph" style:parent-style-name="Text_20_body" style:list-style-name="L42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93" style:family="paragraph" style:parent-style-name="Text_20_body" style:list-style-name="L42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94" style:family="paragraph" style:parent-style-name="Text_20_body" style:list-style-name="L43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95" style:family="paragraph" style:parent-style-name="Text_20_body" style:list-style-name="L43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96" style:family="paragraph" style:parent-style-name="Text_20_body" style:list-style-name="L44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97" style:family="paragraph" style:parent-style-name="Text_20_body" style:list-style-name="L44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98" style:family="paragraph" style:parent-style-name="Text_20_body" style:list-style-name="L45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99" style:family="paragraph" style:parent-style-name="Text_20_body" style:list-style-name="L45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00" style:family="paragraph" style:parent-style-name="Text_20_body" style:list-style-name="L46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01" style:family="paragraph" style:parent-style-name="Text_20_body" style:list-style-name="L46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02" style:family="paragraph" style:parent-style-name="Text_20_body" style:list-style-name="L47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03" style:family="paragraph" style:parent-style-name="Text_20_body" style:list-style-name="L47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04" style:family="paragraph" style:parent-style-name="Text_20_body" style:list-style-name="L47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officeooo:paragraph-rsid="0005b173" style:text-blinking="false" fo:background-color="transparent"/>
    </style:style>
    <style:style style:name="P105" style:family="paragraph" style:parent-style-name="Text_20_body" style:list-style-name="L48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06" style:family="paragraph" style:parent-style-name="Text_20_body" style:list-style-name="L48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07" style:family="paragraph" style:parent-style-name="Text_20_body" style:list-style-name="L49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08" style:family="paragraph" style:parent-style-name="Text_20_body" style:list-style-name="L49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09" style:family="paragraph" style:parent-style-name="Text_20_body" style:list-style-name="L50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10" style:family="paragraph" style:parent-style-name="Text_20_body" style:list-style-name="L50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11" style:family="paragraph" style:parent-style-name="Text_20_body" style:list-style-name="L51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12" style:family="paragraph" style:parent-style-name="Text_20_body" style:list-style-name="L52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13" style:family="paragraph" style:parent-style-name="Text_20_body" style:list-style-name="L52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14" style:family="paragraph" style:parent-style-name="Text_20_body" style:list-style-name="L53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15" style:family="paragraph" style:parent-style-name="Text_20_body" style:list-style-name="L53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16" style:family="paragraph" style:parent-style-name="Text_20_body" style:list-style-name="L54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17" style:family="paragraph" style:parent-style-name="Text_20_body" style:list-style-name="L54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18" style:family="paragraph" style:parent-style-name="Text_20_body" style:list-style-name="L55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19" style:family="paragraph" style:parent-style-name="Text_20_body" style:list-style-name="L55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20" style:family="paragraph" style:parent-style-name="Text_20_body" style:list-style-name="L56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21" style:family="paragraph" style:parent-style-name="Text_20_body" style:list-style-name="L56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22" style:family="paragraph" style:parent-style-name="Text_20_body" style:list-style-name="L57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23" style:family="paragraph" style:parent-style-name="Text_20_body" style:list-style-name="L57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24" style:family="paragraph" style:parent-style-name="Text_20_body" style:list-style-name="L58">
      <loext:graphic-properties draw:fill="none" draw:fill-color="#ffffff"/>
      <style:paragraph-properties fo:margin-top="0.353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25" style:family="paragraph" style:parent-style-name="Text_20_body" style:list-style-name="L58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Droid Serif" fo:font-size="11pt" fo:font-style="normal" style:text-underline-style="none" fo:font-weight="normal" style:text-blinking="false" fo:background-color="transparent"/>
    </style:style>
    <style:style style:name="P126" style:family="paragraph" style:parent-style-name="Text_20_body" style:list-style-name="L44">
      <loext:graphic-properties draw:fill="none" draw:fill-color="#ffffff"/>
      <style:paragraph-properties fo:margin-top="0cm" fo:margin-bottom="0cm" style:contextual-spacing="false" fo:line-height="115%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text-underline-style="none" style:text-blinking="false" fo:background-color="transparent"/>
    </style:style>
    <style:style style:name="P127" style:family="paragraph" style:parent-style-name="Text_20_body">
      <style:paragraph-properties fo:margin-top="0.353cm" fo:margin-bottom="0cm" style:contextual-spacing="false" fo:line-height="115%" style:writing-mode="lr-tb"/>
      <style:text-properties fo:font-variant="normal" fo:text-transform="none" fo:color="#cc0000" loext:opacity="100%" style:text-line-through-style="none" style:text-line-through-type="none" style:font-name="Droid Serif" fo:font-size="14pt" fo:font-style="normal" style:text-underline-style="none" fo:font-weight="bold" officeooo:paragraph-rsid="00045d62" style:text-blinking="false" fo:background-color="transparent"/>
    </style:style>
    <style:style style:name="P128" style:family="paragraph" style:parent-style-name="Text_20_body">
      <style:paragraph-properties fo:margin-top="0.353cm" fo:margin-bottom="0cm" style:contextual-spacing="false" fo:line-height="115%" style:writing-mode="lr-tb"/>
      <style:text-properties fo:font-variant="normal" fo:text-transform="none" fo:color="#cc0000" loext:opacity="100%" style:text-line-through-style="none" style:text-line-through-type="none" style:font-name="Droid Serif" fo:font-size="14pt" fo:font-style="normal" style:text-underline-style="none" fo:font-weight="bold" style:text-blinking="false" fo:background-color="transparent"/>
    </style:style>
    <style:style style:name="P129" style:family="paragraph" style:parent-style-name="Text_20_body">
      <style:paragraph-properties fo:margin-top="0.353cm" fo:margin-bottom="0cm" style:contextual-spacing="false" fo:line-height="115%" style:writing-mode="lr-tb"/>
      <style:text-properties fo:font-variant="normal" fo:text-transform="none" fo:color="#cc0000" loext:opacity="100%" style:text-line-through-style="none" style:text-line-through-type="none" style:font-name="Droid Serif" fo:font-size="14pt" fo:font-style="normal" style:text-underline-style="none" fo:font-weight="bold" officeooo:paragraph-rsid="0005b173" style:text-blinking="false" fo:background-color="transparent"/>
    </style:style>
    <style:style style:name="P130" style:family="paragraph" style:parent-style-name="Text_20_body">
      <style:paragraph-properties fo:margin-top="0.847cm" fo:margin-bottom="0cm" style:contextual-spacing="false" fo:line-height="115%" style:writing-mode="lr-tb"/>
      <style:text-properties fo:font-variant="normal" fo:text-transform="none" fo:color="#00a933" loext:opacity="100%" style:text-line-through-style="none" style:text-line-through-type="none" style:font-name="Oswald" fo:font-size="14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style:font-name="Droid Serif" fo:font-size="11pt" fo:font-style="normal" fo:font-weight="normal"/>
    </style:style>
    <style:style style:name="T2" style:family="text">
      <style:text-properties fo:font-variant="normal" fo:text-transform="none" style:text-line-through-style="none" style:text-line-through-type="none" style:font-name="Oswald" fo:font-size="14pt" fo:font-style="normal" style:text-underline-style="none" style:text-blinking="false" fo:background-color="transparent" loext:char-shading-value="0"/>
    </style:style>
    <style:style style:name="T3" style:family="text">
      <style:text-properties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2">Demo Session</text:span></text:h>
      <text:p text:style-name="P7">31-AUG-2025</text:p>
      <text:list xml:id="list2250299769" text:style-name="L1">
        <text:list-item>
          <text:p text:style-name="P18">Why DevSecOps is popular</text:p>
        </text:list-item>
        <text:list-item>
          <text:p text:style-name="P19">JoinDevOps platform features</text:p>
        </text:list-item>
        <text:list-item>
          <text:p text:style-name="P19">Mentorship sessions</text:p>
        </text:list-item>
        <text:list-item>
          <text:p text:style-name="P19">Interview preparation</text:p>
        </text:list-item>
      </text:list>
      <text:h text:style-name="P2" text:outline-level="1">What is DevOps?</text:h>
      <text:p text:style-name="P128">Session-01:</text:p>
      <text:p text:style-name="P7">01-SEP-2025</text:p>
      <text:list xml:id="list696825883" text:style-name="L2">
        <text:list-item>
          <text:p text:style-name="P20">What is SDLC?</text:p>
        </text:list-item>
        <text:list-item>
          <text:p text:style-name="P21">Waterfall vs Agile vs DevOps</text:p>
        </text:list-item>
        <text:list-item>
          <text:p text:style-name="P21">What is DevOps?</text:p>
        </text:list-item>
      </text:list>
      <text:h text:style-name="P1" text:outline-level="1">Linux</text:h>
      <text:p text:style-name="P128">Session-02:</text:p>
      <text:p text:style-name="P7">02-SEP-2025</text:p>
      <text:list xml:id="list2017875695" text:style-name="L3">
        <text:list-item>
          <text:p text:style-name="P22">AWS account creation</text:p>
        </text:list-item>
        <text:list-item>
          <text:p text:style-name="P23">Linux vs Windows</text:p>
        </text:list-item>
        <text:list-item>
          <text:p text:style-name="P23">SSH Keys</text:p>
        </text:list-item>
        <text:list-item>
          <text:p text:style-name="P23">Firewall creation</text:p>
        </text:list-item>
        <text:list-item>
          <text:p text:style-name="P23">Launch instance</text:p>
        </text:list-item>
        <text:list-item>
          <text:p text:style-name="P23">Connect instance</text:p>
        </text:list-item>
      </text:list>
      <text:p text:style-name="P128">Session-03:</text:p>
      <text:p text:style-name="P7">03-SEP-2025</text:p>
      <text:list xml:id="list2315713835" text:style-name="L4">
        <text:list-item>
          <text:p text:style-name="P24">Linux commands</text:p>
        </text:list-item>
        <text:list-item>
          <text:p text:style-name="P25">Touch, cat, ls, uname, curl, wget, grep, cut, awk</text:p>
        </text:list-item>
      </text:list>
      <text:p text:style-name="P128">Session-04:</text:p>
      <text:p text:style-name="P7">04-SEP-2025</text:p>
      <text:list xml:id="list1137127787" text:style-name="L5">
        <text:list-item>
          <text:p text:style-name="P26">Vim editor</text:p>
        </text:list-item>
        <text:list-item>
          <text:p text:style-name="P27">User management</text:p>
        </text:list-item>
        <text:list-item>
          <text:p text:style-name="P27">Permissions</text:p>
        </text:list-item>
      </text:list>
      <text:p text:style-name="P128"/>
      <text:p text:style-name="P128"><text:soft-page-break/>Session-05:</text:p>
      <text:p text:style-name="P7">05-SEP-2025</text:p>
      <text:list xml:id="list1035022575" text:style-name="L6">
        <text:list-item>
          <text:p text:style-name="P28">File ownership</text:p>
        </text:list-item>
        <text:list-item>
          <text:p text:style-name="P29">User management</text:p>
        </text:list-item>
        <text:list-item>
          <text:p text:style-name="P29">Package management</text:p>
        </text:list-item>
        <text:list-item>
          <text:p text:style-name="P29">Service management</text:p>
        </text:list-item>
      </text:list>
      <text:p text:style-name="P128">Session-06:</text:p>
      <text:p text:style-name="P7">08-SEP-2025</text:p>
      <text:list xml:id="list4075564423" text:style-name="L7">
        <text:list-item>
          <text:p text:style-name="P30">Process management</text:p>
        </text:list-item>
        <text:list-item>
          <text:p text:style-name="P31">Network management</text:p>
        </text:list-item>
        <text:list-item>
          <text:p text:style-name="P31">3 tier architecture</text:p>
        </text:list-item>
      </text:list>
      <text:p text:style-name="P128">Session-07:</text:p>
      <text:p text:style-name="P7">09-SEP-2025</text:p>
      <text:list xml:id="list3103649354" text:style-name="L8">
        <text:list-item>
          <text:p text:style-name="P32">Linux is Kernel</text:p>
        </text:list-item>
        <text:list-item>
          <text:p text:style-name="P33">Installing Mobaxterm</text:p>
        </text:list-item>
        <text:list-item>
          <text:p text:style-name="P33">Expense project</text:p>
        </text:list-item>
        <text:list-item>
          <text:p text:style-name="P33">Database installation</text:p>
        </text:list-item>
        <text:list-item>
          <text:p text:style-name="P33">Application Server</text:p>
        </text:list-item>
      </text:list>
      <text:p text:style-name="P128">Session-08:</text:p>
      <text:p text:style-name="P7">10-SEP-2025</text:p>
      <text:list xml:id="list2478851861" text:style-name="L9">
        <text:list-item>
          <text:p text:style-name="P34">How internet works</text:p>
        </text:list-item>
        <text:list-item>
          <text:p text:style-name="P35">Public IP vs Private IP</text:p>
        </text:list-item>
        <text:list-item>
          <text:p text:style-name="P36">Expense project completed</text:p>
        </text:list-item>
      </text:list>
      <text:p text:style-name="P127">Session-09:</text:p>
      <text:p text:style-name="P7">11-SEP-2025</text:p>
      <text:list xml:id="list2858336765" text:style-name="L10">
        <text:list-item>
          <text:p text:style-name="P8">How does DNS work?</text:p>
        </text:list-item>
        <text:list-item>
          <text:p text:style-name="P9">Forward proxy vs Reverse proxy</text:p>
        </text:list-item>
      </text:list>
      <text:p text:style-name="P128">Session-10:</text:p>
      <text:p text:style-name="P7">12-SEP-2025</text:p>
      <text:list xml:id="list2436665369" text:style-name="L11">
        <text:list-item>
          <text:p text:style-name="P10">Forward vs Reverse proxy</text:p>
        </text:list-item>
        <text:list-item>
          <text:p text:style-name="P11">HTTP methods and status codes</text:p>
        </text:list-item>
        <text:list-item>
          <text:p text:style-name="P11">Inodes symlink hardlink</text:p>
        </text:list-item>
      </text:list>
      <text:p text:style-name="P128"/>
      <text:p text:style-name="P128"/>
      <text:p text:style-name="P128"><text:soft-page-break/>Session-11:</text:p>
      <text:p text:style-name="P7">15-SEP-2025</text:p>
      <text:list xml:id="list856438718" text:style-name="L12">
        <text:list-item>
          <text:p text:style-name="P12">Roboshop Start</text:p>
          <text:list>
            <text:list-item>
              <text:p text:style-name="P13">MongoDB</text:p>
            </text:list-item>
            <text:list-item>
              <text:p text:style-name="P13">Catalogue</text:p>
            </text:list-item>
            <text:list-item>
              <text:p text:style-name="P13">Frontend</text:p>
            </text:list-item>
            <text:list-item>
              <text:p text:style-name="P13">Redis</text:p>
            </text:list-item>
            <text:list-item>
              <text:p text:style-name="P13">User</text:p>
            </text:list-item>
            <text:list-item>
              <text:p text:style-name="P13">Cart</text:p>
            </text:list-item>
          </text:list>
        </text:list-item>
      </text:list>
      <text:p text:style-name="P128">Session-12:</text:p>
      <text:p text:style-name="P7">16-SEP-2025</text:p>
      <text:list xml:id="list1484168000" text:style-name="L13">
        <text:list-item>
          <text:p text:style-name="P14">Roboshop Start</text:p>
          <text:list>
            <text:list-item>
              <text:p text:style-name="P15">MySQL</text:p>
            </text:list-item>
            <text:list-item>
              <text:p text:style-name="P15">Shipping</text:p>
            </text:list-item>
          </text:list>
        </text:list-item>
      </text:list>
      <text:p text:style-name="P128">Session-13:</text:p>
      <text:p text:style-name="P7">17-SEP-2025</text:p>
      <text:list xml:id="list754583920" text:style-name="L14">
        <text:list-item>
          <text:p text:style-name="P16">Roboshop Start</text:p>
          <text:list>
            <text:list-item>
              <text:p text:style-name="P17">RabbitMQ</text:p>
            </text:list-item>
            <text:list-item>
              <text:p text:style-name="P17">Payment</text:p>
            </text:list-item>
            <text:list-item>
              <text:p text:style-name="P17">Dispatch</text:p>
            </text:list-item>
          </text:list>
        </text:list-item>
        <text:list-item>
          <text:p text:style-name="P17">Sync vs Asynchronous</text:p>
        </text:list-item>
      </text:list>
      <text:h text:style-name="P2" text:outline-level="1"/>
      <text:p text:style-name="P130"/>
      <text:p text:style-name="P130"/>
      <text:p text:style-name="P130"/>
      <text:p text:style-name="P130"/>
      <text:p text:style-name="P130"/>
      <text:p text:style-name="P130"/>
      <text:h text:style-name="P2" text:outline-level="1"><text:soft-page-break/>Shell Scripting</text:h>
      <text:p text:style-name="P128">Session-14:</text:p>
      <text:p text:style-name="P7">18-SEP-2025</text:p>
      <text:list xml:id="list979335775" text:style-name="L15">
        <text:list-item>
          <text:p text:style-name="P37">Why scripting</text:p>
        </text:list-item>
        <text:list-item>
          <text:p text:style-name="P38">Intro to git</text:p>
        </text:list-item>
        <text:list-item>
          <text:p text:style-name="P38">Centralised vs Distributed</text:p>
        </text:list-item>
        <text:list-item>
          <text:p text:style-name="P38">Git repo and commands</text:p>
        </text:list-item>
        <text:list-item>
          <text:p text:style-name="P38">Shebang</text:p>
        </text:list-item>
        <text:list-item>
          <text:p text:style-name="P38">Variables</text:p>
        </text:list-item>
      </text:list>
      <text:p text:style-name="P128">Session-15:</text:p>
      <text:p text:style-name="P7">19-SEP-2025</text:p>
      <text:list xml:id="list1869940577" text:style-name="L16">
        <text:list-item>
          <text:p text:style-name="P39">Variables</text:p>
        </text:list-item>
        <text:list-item>
          <text:p text:style-name="P40">Data types</text:p>
        </text:list-item>
        <text:list-item>
          <text:p text:style-name="P40">Quiz</text:p>
        </text:list-item>
      </text:list>
      <text:p text:style-name="P128"/>
      <text:p text:style-name="P128">Session-16:</text:p>
      <text:p text:style-name="P7">22-SEP-2025</text:p>
      <text:list xml:id="list3058635874" text:style-name="L17">
        <text:list-item>
          <text:p text:style-name="P41">Conditions</text:p>
        </text:list-item>
        <text:list-item>
          <text:p text:style-name="P42">Exit status</text:p>
        </text:list-item>
        <text:list-item>
          <text:p text:style-name="P42">Functions</text:p>
        </text:list-item>
        <text:list-item>
          <text:p text:style-name="P42">Colors</text:p>
        </text:list-item>
        <text:list-item>
          <text:p text:style-name="P42">Logs</text:p>
        </text:list-item>
        <text:list-item>
          <text:p text:style-name="P42">Redirections</text:p>
        </text:list-item>
      </text:list>
      <text:p text:style-name="P128">Session-17:</text:p>
      <text:p text:style-name="P7">23-SEP-2025</text:p>
      <text:list xml:id="list2341333766" text:style-name="L18">
        <text:list-item>
          <text:p text:style-name="P43">Loops</text:p>
        </text:list-item>
        <text:list-item>
          <text:p text:style-name="P44">Error handling</text:p>
        </text:list-item>
        <text:list-item>
          <text:p text:style-name="P44">AWS CLI</text:p>
        </text:list-item>
        <text:list-item>
          <text:p text:style-name="P44">AWS commands to create instances and R53 records</text:p>
        </text:list-item>
        <text:list-item>
          <text:p text:style-name="P44">MongoDB Setup through shell script</text:p>
        </text:list-item>
      </text:list>
      <text:p text:style-name="P128">Session-18:</text:p>
      <text:p text:style-name="P7">24-SEP-2025</text:p>
      <text:list xml:id="list4071731633" text:style-name="L19">
        <text:list-item>
          <text:p text:style-name="P45">Sed editor</text:p>
        </text:list-item>
        <text:list-item>
          <text:p text:style-name="P46">Catalogue script</text:p>
        </text:list-item>
        <text:list-item>
          <text:p text:style-name="P46">Idempotency</text:p>
        </text:list-item>
        <text:list-item>
          <text:p text:style-name="P46">Set and trap</text:p>
        </text:list-item>
      </text:list>
      <text:p text:style-name="P128"><text:soft-page-break/>Session-19:</text:p>
      <text:p text:style-name="P7">25-SEP-2025</text:p>
      <text:list xml:id="list1628510455" text:style-name="L20">
        <text:list-item>
          <text:p text:style-name="P47">Roboshop Setup completed using shell script</text:p>
          <text:list>
            <text:list-item>
              <text:p text:style-name="P48">Redis</text:p>
            </text:list-item>
            <text:list-item>
              <text:p text:style-name="P48">MySQL</text:p>
            </text:list-item>
            <text:list-item>
              <text:p text:style-name="P48">RabbitMQ</text:p>
            </text:list-item>
            <text:list-item>
              <text:p text:style-name="P48">User</text:p>
            </text:list-item>
            <text:list-item>
              <text:p text:style-name="P48">Cart</text:p>
            </text:list-item>
            <text:list-item>
              <text:p text:style-name="P48">Shipping</text:p>
            </text:list-item>
            <text:list-item>
              <text:p text:style-name="P48">Payment</text:p>
            </text:list-item>
            <text:list-item>
              <text:p text:style-name="P48">Frontend</text:p>
            </text:list-item>
          </text:list>
        </text:list-item>
        <text:list-item>
          <text:p text:style-name="P48">How to call one script from another script</text:p>
          <text:list>
            <text:list-item>
              <text:p text:style-name="P48">Direct calling</text:p>
            </text:list-item>
            <text:list-item>
              <text:p text:style-name="P48">Source calling</text:p>
            </text:list-item>
          </text:list>
        </text:list-item>
        <text:list-item>
          <text:p text:style-name="P48">Common script</text:p>
        </text:list-item>
      </text:list>
      <text:p text:style-name="P128"/>
      <text:p text:style-name="P128">Session-20:</text:p>
      <text:p text:style-name="P7">26-SEP-2025</text:p>
      <text:list xml:id="list2100435893" text:style-name="L21">
        <text:list-item>
          <text:p text:style-name="P49">Roboshop completed using common scripts</text:p>
        </text:list-item>
        <text:list-item>
          <text:p text:style-name="P50">Delete old logs</text:p>
        </text:list-item>
        <text:list-item>
          <text:p text:style-name="P50">Find command</text:p>
        </text:list-item>
        <text:list-item>
          <text:p text:style-name="P50">While loop</text:p>
        </text:list-item>
        <text:list-item>
          <text:p text:style-name="P50">Backup script</text:p>
        </text:list-item>
      </text:list>
      <text:p text:style-name="P128">Session-21:</text:p>
      <text:p text:style-name="P7">29-SEP-2025</text:p>
      <text:list xml:id="list1516594506" text:style-name="L22">
        <text:list-item>
          <text:p text:style-name="P51">Crontab</text:p>
        </text:list-item>
        <text:list-item>
          <text:p text:style-name="P52">Backup script as command</text:p>
        </text:list-item>
        <text:list-item>
          <text:p text:style-name="P52">Sending gmail from linux</text:p>
        </text:list-item>
        <text:list-item>
          <text:p text:style-name="P52">Disk Utilisation monitoring</text:p>
        </text:list-item>
        <text:list-item>
          <text:p text:style-name="P52">Sending email</text:p>
        </text:list-item>
        <text:list-item>
          <text:p text:style-name="P52">Disadvantages of shell</text:p>
        </text:list-item>
        <text:list-item>
          <text:p text:style-name="P52">QA</text:p>
        </text:list-item>
      </text:list>
      <text:h text:style-name="P2" text:outline-level="1"/>
      <text:p text:style-name="P130"/>
      <text:h text:style-name="P4" text:outline-level="1"><text:soft-page-break/><text:span text:style-name="T3">Ansible</text:span></text:h>
      <text:p text:style-name="P128">Session-22:</text:p>
      <text:p text:style-name="P7">30-SEP-2025</text:p>
      <text:list xml:id="list3098085573" text:style-name="L23">
        <text:list-item>
          <text:p text:style-name="P53">Disadvantages of shell</text:p>
        </text:list-item>
        <text:list-item>
          <text:p text:style-name="P54">What is configuration management</text:p>
        </text:list-item>
        <text:list-item>
          <text:p text:style-name="P54">Push vs Pull</text:p>
        </text:list-item>
        <text:list-item>
          <text:p text:style-name="P54">Ansible installation</text:p>
        </text:list-item>
        <text:list-item>
          <text:p text:style-name="P54">Ansible commands</text:p>
        </text:list-item>
        <text:list-item>
          <text:p text:style-name="P54">XML vs JSON vs YAML</text:p>
        </text:list-item>
        <text:list-item>
          <text:p text:style-name="P54">Playbooks</text:p>
        </text:list-item>
      </text:list>
      <text:p text:style-name="P128">Session-23:</text:p>
      <text:p text:style-name="P7">01-OCT-2025</text:p>
      <text:list xml:id="list3700819162" text:style-name="L24">
        <text:list-item>
          <text:p text:style-name="P55">Multi Play</text:p>
        </text:list-item>
        <text:list-item>
          <text:p text:style-name="P56">Variables</text:p>
        </text:list-item>
        <text:list-item>
          <text:p text:style-name="P56">Data types</text:p>
        </text:list-item>
        <text:list-item>
          <text:p text:style-name="P56">Conditions</text:p>
        </text:list-item>
        <text:list-item>
          <text:p text:style-name="P56">Loops</text:p>
        </text:list-item>
      </text:list>
      <text:p text:style-name="P128">Session-24:</text:p>
      <text:p text:style-name="P7">06-OCT-2025</text:p>
      <text:list xml:id="list1788878139" text:style-name="L25">
        <text:list-item>
          <text:p text:style-name="P57">Functions</text:p>
        </text:list-item>
        <text:list-item>
          <text:p text:style-name="P58">Shell vs command</text:p>
        </text:list-item>
        <text:list-item>
          <text:p text:style-name="P58">Error handling</text:p>
        </text:list-item>
        <text:list-item>
          <text:p text:style-name="P58">EC2 and route53 creation using ansible</text:p>
        </text:list-item>
      </text:list>
      <text:p text:style-name="P128">Session-24:</text:p>
      <text:p text:style-name="P7">06-OCT-2025</text:p>
      <text:list xml:id="list3468731098" text:style-name="L26">
        <text:list-item>
          <text:p text:style-name="P59">Functions</text:p>
        </text:list-item>
        <text:list-item>
          <text:p text:style-name="P60">Shell vs command</text:p>
        </text:list-item>
        <text:list-item>
          <text:p text:style-name="P60">Error handling</text:p>
        </text:list-item>
        <text:list-item>
          <text:p text:style-name="P60">EC2 and route53 creation using ansible</text:p>
        </text:list-item>
      </text:list>
      <text:p text:style-name="P128">Session-25:</text:p>
      <text:p text:style-name="P7">07-OCT-2025</text:p>
      <text:list xml:id="list3259998581" text:style-name="L27">
        <text:list-item>
          <text:p text:style-name="P61">EC2 &amp; Route53 Creation  </text:p>
        </text:list-item>
        <text:list-item>
          <text:p text:style-name="P62">MongoDB Setup  </text:p>
        </text:list-item>
        <text:list-item>
          <text:p text:style-name="P62">Redis Setup  </text:p>
        </text:list-item>
        <text:list-item>
          <text:p text:style-name="P62">MySQL Setup  </text:p>
        </text:list-item>
        <text:list-item>
          <text:p text:style-name="P62">RabbitMQ Setup  </text:p>
        </text:list-item>
        <text:list-item>
          <text:p text:style-name="P62">Catalogue Setup</text:p>
        </text:list-item>
      </text:list>
      <text:p text:style-name="P128"><text:soft-page-break/>Session-26:</text:p>
      <text:p text:style-name="P7">08-OCT-2025</text:p>
      <text:list xml:id="list3853057476" text:style-name="L28">
        <text:list-item>
          <text:p text:style-name="P63">Catalogue</text:p>
        </text:list-item>
        <text:list-item>
          <text:p text:style-name="P64">User</text:p>
        </text:list-item>
        <text:list-item>
          <text:p text:style-name="P64">Cart</text:p>
        </text:list-item>
        <text:list-item>
          <text:p text:style-name="P64">Shipping</text:p>
        </text:list-item>
        <text:list-item>
          <text:p text:style-name="P64">Payment</text:p>
        </text:list-item>
        <text:list-item>
          <text:p text:style-name="P64">Frontend</text:p>
        </text:list-item>
        <text:list-item>
          <text:p text:style-name="P64">Roles</text:p>
          <text:list>
            <text:list-item>
              <text:p text:style-name="P64">MongoDB</text:p>
            </text:list-item>
            <text:list-item>
              <text:p text:style-name="P64">Redis</text:p>
            </text:list-item>
            <text:list-item>
              <text:p text:style-name="P64">MySQL</text:p>
            </text:list-item>
            <text:list-item>
              <text:p text:style-name="P64">RabbitMQ</text:p>
            </text:list-item>
          </text:list>
        </text:list-item>
      </text:list>
      <text:p text:style-name="P128">Session-27:</text:p>
      <text:p text:style-name="P7">09-OCT-2025</text:p>
      <text:list xml:id="list548397259" text:style-name="L29">
        <text:list-item>
          <text:p text:style-name="P65">Ansible Roles</text:p>
          <text:list>
            <text:list-item>
              <text:p text:style-name="P66">catalogue</text:p>
            </text:list-item>
            <text:list-item>
              <text:p text:style-name="P66">common</text:p>
            </text:list-item>
            <text:list-item>
              <text:p text:style-name="P66">user</text:p>
            </text:list-item>
            <text:list-item>
              <text:p text:style-name="P66">cart</text:p>
            </text:list-item>
            <text:list-item>
              <text:p text:style-name="P66">shipping</text:p>
            </text:list-item>
            <text:list-item>
              <text:p text:style-name="P66">payment</text:p>
            </text:list-item>
            <text:list-item>
              <text:p text:style-name="P66">Frontend</text:p>
            </text:list-item>
          </text:list>
        </text:list-item>
      </text:list>
      <text:p text:style-name="P128">Session-28:</text:p>
      <text:p text:style-name="P7">10-OCT-2025</text:p>
      <text:list xml:id="list1624137559" text:style-name="L30">
        <text:list-item>
          <text:p text:style-name="P67">Ansible Configuration</text:p>
        </text:list-item>
        <text:list-item>
          <text:p text:style-name="P68">Ansible Logs</text:p>
        </text:list-item>
        <text:list-item>
          <text:p text:style-name="P68">Ansible tags</text:p>
        </text:list-item>
        <text:list-item>
          <text:p text:style-name="P68">Include vs Import</text:p>
        </text:list-item>
        <text:list-item>
          <text:p text:style-name="P68">Vault</text:p>
        </text:list-item>
        <text:list-item>
          <text:p text:style-name="P68">SSM parameter store</text:p>
        </text:list-item>
        <text:list-item>
          <text:p text:style-name="P69">Ansible forks</text:p>
        </text:list-item>
      </text:list>
      <text:h text:style-name="P3" text:outline-level="1"><text:soft-page-break/><text:line-break/><text:line-break/><text:line-break/></text:h>
      <text:h text:style-name="P3" text:outline-level="1"><text:line-break/><text:line-break/>Terraform</text:h>
      <text:p text:style-name="P128">Session-29:</text:p>
      <text:p text:style-name="P7">13-OCT-2025</text:p>
      <text:list xml:id="list2043977343" text:style-name="L31">
        <text:list-item>
          <text:p text:style-name="P70">Ansible disadvantages as IaaC</text:p>
        </text:list-item>
        <text:list-item>
          <text:p text:style-name="P71">Terraform vs Ansible</text:p>
        </text:list-item>
        <text:list-item>
          <text:p text:style-name="P71">IaaC advantages</text:p>
        </text:list-item>
        <text:list-item>
          <text:p text:style-name="P71">Terraform AWS CLI installation</text:p>
        </text:list-item>
        <text:list-item>
          <text:p text:style-name="P71">EC2 creation and terraform commands</text:p>
        </text:list-item>
      </text:list>
      <text:p text:style-name="P128">Session-30:</text:p>
      <text:p text:style-name="P7">14-OCT-2025</text:p>
      <text:list xml:id="list642057845" text:style-name="L32">
        <text:list-item>
          <text:p text:style-name="P72">Terraform gitignore</text:p>
        </text:list-item>
        <text:list-item>
          <text:p text:style-name="P73">Variables</text:p>
        </text:list-item>
        <text:list-item>
          <text:p text:style-name="P73">Data types</text:p>
        </text:list-item>
        <text:list-item>
          <text:p text:style-name="P73">Conditions</text:p>
        </text:list-item>
        <text:list-item>
          <text:p text:style-name="P73">Loops</text:p>
          <text:list>
            <text:list-item>
              <text:p text:style-name="P73">Count based loop</text:p>
            </text:list-item>
          </text:list>
        </text:list-item>
      </text:list>
      <text:p text:style-name="P128">Session-31:</text:p>
      <text:p text:style-name="P7">15-OCT-2025</text:p>
      <text:list xml:id="list2222636007" text:style-name="L33">
        <text:list-item>
          <text:p text:style-name="P74">For loop</text:p>
        </text:list-item>
        <text:list-item>
          <text:p text:style-name="P75">Data sources</text:p>
        </text:list-item>
        <text:list-item>
          <text:p text:style-name="P75">Functions</text:p>
        </text:list-item>
        <text:list-item>
          <text:p text:style-name="P75">State</text:p>
        </text:list-item>
      </text:list>
      <text:p text:style-name="P128">Session-32:</text:p>
      <text:p text:style-name="P7">16-OCT-2025</text:p>
      <text:list xml:id="list4037501619" text:style-name="L34">
        <text:list-item>
          <text:p text:style-name="P76">Remote state</text:p>
        </text:list-item>
        <text:list-item>
          <text:p text:style-name="P77">Locals</text:p>
        </text:list-item>
        <text:list-item>
          <text:p text:style-name="P77">Dynamic block</text:p>
        </text:list-item>
        <text:list-item>
          <text:p text:style-name="P77">Provisioners</text:p>
          <text:list>
            <text:list-item>
              <text:p text:style-name="P77">Local exec</text:p>
            </text:list-item>
          </text:list>
        </text:list-item>
      </text:list>
      <text:p text:style-name="P128"><text:soft-page-break/>Session-33:</text:p>
      <text:p text:style-name="P7">17-OCT-2025</text:p>
      <text:list xml:id="list2572416702" text:style-name="L35">
        <text:list-item>
          <text:p text:style-name="P78">Provisioners</text:p>
          <text:list>
            <text:list-item>
              <text:p text:style-name="P79">Remote exec</text:p>
            </text:list-item>
          </text:list>
        </text:list-item>
        <text:list-item>
          <text:p text:style-name="P79">Multi environments using terraform</text:p>
          <text:list>
            <text:list-item>
              <text:p text:style-name="P79">Tfvars</text:p>
            </text:list-item>
            <text:list-item>
              <text:p text:style-name="P79">Terraform workspaces</text:p>
            </text:list-item>
            <text:list-item>
              <text:p text:style-name="P79">Separate folder</text:p>
            </text:list-item>
          </text:list>
        </text:list-item>
      </text:list>
      <text:p text:style-name="P128">Session-34:</text:p>
      <text:p text:style-name="P7">21-OCT-2025</text:p>
      <text:list xml:id="list2632630768" text:style-name="L36">
        <text:list-item>
          <text:p text:style-name="P80">Module development</text:p>
        </text:list-item>
        <text:list-item>
          <text:p text:style-name="P81">Naming convention</text:p>
        </text:list-item>
        <text:list-item>
          <text:p text:style-name="P81">EC2 module development</text:p>
        </text:list-item>
      </text:list>
      <text:p text:style-name="P128">Session-35:</text:p>
      <text:p text:style-name="P7">22-OCT-2025</text:p>
      <text:list xml:id="list261578979" text:style-name="L37">
        <text:list-item>
          <text:p text:style-name="P82">VPC</text:p>
        </text:list-item>
        <text:list-item>
          <text:p text:style-name="P83">IP address</text:p>
        </text:list-item>
        <text:list-item>
          <text:p text:style-name="P83">VPC</text:p>
          <text:list>
            <text:list-item>
              <text:p text:style-name="P83">IGW</text:p>
            </text:list-item>
            <text:list-item>
              <text:p text:style-name="P83">Subnets</text:p>
            </text:list-item>
            <text:list-item>
              <text:p text:style-name="P83">Route tables and Routes</text:p>
            </text:list-item>
            <text:list-item>
              <text:p text:style-name="P83">Associations</text:p>
            </text:list-item>
            <text:list-item>
              <text:p text:style-name="P83">EIP</text:p>
            </text:list-item>
            <text:list-item>
              <text:p text:style-name="P83">NAT</text:p>
            </text:list-item>
          </text:list>
        </text:list-item>
      </text:list>
      <text:p text:style-name="P128">Session-36:</text:p>
      <text:p text:style-name="P7">23-OCT-2025</text:p>
      <text:list xml:id="list2445989371" text:style-name="L38">
        <text:list-item>
          <text:p text:style-name="P84">VPC Module through terraform</text:p>
          <text:list>
            <text:list-item>
              <text:p text:style-name="P85">VPC</text:p>
            </text:list-item>
            <text:list-item>
              <text:p text:style-name="P85">IGW</text:p>
            </text:list-item>
            <text:list-item>
              <text:p text:style-name="P85">Subnets</text:p>
            </text:list-item>
            <text:list-item>
              <text:p text:style-name="P85">Route tables</text:p>
            </text:list-item>
            <text:list-item>
              <text:p text:style-name="P85">Routes</text:p>
            </text:list-item>
            <text:list-item>
              <text:p text:style-name="P85">EIP</text:p>
            </text:list-item>
            <text:list-item>
              <text:p text:style-name="P85">NAT</text:p>
            </text:list-item>
            <text:list-item>
              <text:p text:style-name="P85">Associations</text:p>
            </text:list-item>
          </text:list>
        </text:list-item>
        <text:list-item>
          <text:p text:style-name="P85">VPC peering manual</text:p>
        </text:list-item>
      </text:list>
      <text:p text:style-name="P128"/>
      <text:p text:style-name="P128"/>
      <text:p text:style-name="P128"><text:soft-page-break/>Session-37:</text:p>
      <text:p text:style-name="P7">24-OCT-2025</text:p>
      <text:list xml:id="list2024642891" text:style-name="L39">
        <text:list-item>
          <text:p text:style-name="P86">VPC Module through terraform</text:p>
        </text:list-item>
        <text:list-item>
          <text:p text:style-name="P87">Roboshop infra creation</text:p>
        </text:list-item>
        <text:list-item>
          <text:p text:style-name="P87">SSM parameter store</text:p>
        </text:list-item>
      </text:list>
      <text:p text:style-name="P128">Session-38:</text:p>
      <text:p text:style-name="P7">25-OCT-2025</text:p>
      <text:list xml:id="list1340983738" text:style-name="L40">
        <text:list-item>
          <text:p text:style-name="P88">Bastion</text:p>
        </text:list-item>
        <text:list-item>
          <text:p text:style-name="P89">SG creation</text:p>
        </text:list-item>
        <text:list-item>
          <text:p text:style-name="P89">Load Balancer</text:p>
        </text:list-item>
      </text:list>
      <text:p text:style-name="P128">Session-39:</text:p>
      <text:p text:style-name="P7">27-OCT-2025</text:p>
      <text:list xml:id="list659426592" text:style-name="L41">
        <text:list-item>
          <text:p text:style-name="P90">Load Balancer</text:p>
          <text:list>
            <text:list-item>
              <text:p text:style-name="P91">Listener</text:p>
            </text:list-item>
            <text:list-item>
              <text:p text:style-name="P91">Target group</text:p>
            </text:list-item>
            <text:list-item>
              <text:p text:style-name="P91">Health check</text:p>
            </text:list-item>
            <text:list-item>
              <text:p text:style-name="P91">Rule</text:p>
            </text:list-item>
          </text:list>
        </text:list-item>
        <text:list-item>
          <text:p text:style-name="P91">Load balancer created using terraform</text:p>
        </text:list-item>
        <text:list-item>
          <text:p text:style-name="P91">SG rules with source as security group id</text:p>
        </text:list-item>
      </text:list>
      <text:p text:style-name="P128">Session-40:</text:p>
      <text:p text:style-name="P7">28-OCT-2025</text:p>
      <text:list xml:id="list4271651879" text:style-name="L42">
        <text:list-item>
          <text:p text:style-name="P92">Terraform data</text:p>
        </text:list-item>
        <text:list-item>
          <text:p text:style-name="P93">Terraform taint</text:p>
        </text:list-item>
        <text:list-item>
          <text:p text:style-name="P93">IAM Roles</text:p>
        </text:list-item>
        <text:list-item>
          <text:p text:style-name="P93">Databases</text:p>
        </text:list-item>
      </text:list>
      <text:p text:style-name="P128">Session-41:</text:p>
      <text:p text:style-name="P7">29-OCT-2025</text:p>
      <text:list xml:id="list3103629071" text:style-name="L43">
        <text:list-item>
          <text:p text:style-name="P94">Authentication and Authorization</text:p>
        </text:list-item>
        <text:list-item>
          <text:p text:style-name="P95">IAM Role</text:p>
        </text:list-item>
        <text:list-item>
          <text:p text:style-name="P95">Releasing applications</text:p>
          <text:list>
            <text:list-item>
              <text:p text:style-name="P95">Change the existing server</text:p>
            </text:list-item>
            <text:list-item>
              <text:p text:style-name="P95">Create new servers and rolling deployment</text:p>
            </text:list-item>
          </text:list>
        </text:list-item>
      </text:list>
      <text:p text:style-name="P128"/>
      <text:p text:style-name="P128"/>
      <text:p text:style-name="P128"/>
      <text:p text:style-name="P128"><text:soft-page-break/>Session-42:</text:p>
      <text:p text:style-name="P7">30-OCT-2025</text:p>
      <text:list xml:id="list1046551118" text:style-name="L44">
        <text:list-item>
          <text:p text:style-name="P96">Creating admin role for bastion</text:p>
        </text:list-item>
        <text:list-item>
          <text:p text:style-name="P126"> <text:span text:style-name="T1">Increasing storage for instance manually</text:span></text:p>
        </text:list-item>
        <text:list-item>
          <text:p text:style-name="P97">Catalogue provisioning through terraform</text:p>
          <text:list>
            <text:list-item>
              <text:p text:style-name="P97">Create instance</text:p>
            </text:list-item>
            <text:list-item>
              <text:p text:style-name="P97">Configure it using ansible</text:p>
            </text:list-item>
            <text:list-item>
              <text:p text:style-name="P97">Stop instance</text:p>
            </text:list-item>
            <text:list-item>
              <text:p text:style-name="P97">Take AMI</text:p>
            </text:list-item>
          </text:list>
        </text:list-item>
      </text:list>
      <text:p text:style-name="P128">Session-43:</text:p>
      <text:p text:style-name="P7">31-OCT-2025</text:p>
      <text:list xml:id="list3769847980" text:style-name="L45">
        <text:list-item>
          <text:p text:style-name="P98">Catalogue provisioning through terraform</text:p>
          <text:list>
            <text:list-item>
              <text:p text:style-name="P99">Launch template</text:p>
            </text:list-item>
            <text:list-item>
              <text:p text:style-name="P99">Target group</text:p>
            </text:list-item>
            <text:list-item>
              <text:p text:style-name="P99">Autoscaling</text:p>
            </text:list-item>
            <text:list-item>
              <text:p text:style-name="P99">Autoscaling policy</text:p>
            </text:list-item>
            <text:list-item>
              <text:p text:style-name="P99">Listener Rule</text:p>
            </text:list-item>
          </text:list>
        </text:list-item>
      </text:list>
      <text:p text:style-name="P128">Session-44:</text:p>
      <text:p text:style-name="P7">07-NOV-2025</text:p>
      <text:list xml:id="list2125151030" text:style-name="L46">
        <text:list-item>
          <text:p text:style-name="P100">Interaction session only</text:p>
        </text:list-item>
        <text:list-item>
          <text:p text:style-name="P101">No content</text:p>
        </text:list-item>
      </text:list>
      <text:p text:style-name="P128">Session-45:</text:p>
      <text:p text:style-name="P7">10-NOV-2025</text:p>
      <text:list xml:id="list1863238598" text:style-name="L47">
        <text:list-item>
          <text:p text:style-name="P102">Catalogue recap</text:p>
        </text:list-item>
        <text:list-item>
          <text:p text:style-name="P103">How HTTPS work</text:p>
        </text:list-item>
        <text:list-item>
          <text:p text:style-name="P103">ACM</text:p>
        </text:list-item>
        <text:list-item>
          <text:p text:style-name="P104">Frontend ALB</text:p>
        </text:list-item>
      </text:list>
      <text:p text:style-name="P129"><text:line-break/>Session-46:</text:p>
      <text:p text:style-name="P7">11-NOV-2025</text:p>
      <text:list xml:id="list2821039991" text:style-name="L48">
        <text:list-item>
          <text:p text:style-name="P105">Roboshop component module</text:p>
        </text:list-item>
        <text:list-item>
          <text:p text:style-name="P106">SG rules</text:p>
        </text:list-item>
      </text:list>
      <text:p text:style-name="P128">Session-47:</text:p>
      <text:p text:style-name="P7">12-NOV-2025</text:p>
      <text:list xml:id="list4173723728" text:style-name="L49">
        <text:list-item>
          <text:p text:style-name="P107">Roboshop components created using module</text:p>
        </text:list-item>
        <text:list-item>
          <text:p text:style-name="P108">Payment server issue</text:p>
        </text:list-item>
      </text:list>
      <text:p text:style-name="P128"><text:soft-page-break/>Session-48:</text:p>
      <text:p text:style-name="P7">13-NOV-2025</text:p>
      <text:list xml:id="list4104802569" text:style-name="L50">
        <text:list-item>
          <text:p text:style-name="P109">Payment server issue resolved</text:p>
        </text:list-item>
        <text:list-item>
          <text:p text:style-name="P110">VPN</text:p>
        </text:list-item>
        <text:list-item>
          <text:p text:style-name="P110">Openvpn configuration</text:p>
        </text:list-item>
      </text:list>
      <text:p text:style-name="P128">Session-49:</text:p>
      <text:p text:style-name="P7">14-NOV-2025</text:p>
      <text:list xml:id="list1663794658" text:style-name="L51">
        <text:list-item>
          <text:p text:style-name="P111">CDN</text:p>
        </text:list-item>
      </text:list>
      <text:p text:style-name="P128">Session-50:</text:p>
      <text:p text:style-name="P7">17-NOV-2025</text:p>
      <text:list xml:id="list758252078" text:style-name="L52">
        <text:list-item>
          <text:p text:style-name="P112">Multi accounts using terraform import</text:p>
        </text:list-item>
        <text:list-item>
          <text:p text:style-name="P113">Terraform import</text:p>
        </text:list-item>
        <text:list-item>
          <text:p text:style-name="P113">Terraform lifecycle</text:p>
        </text:list-item>
        <text:list-item>
          <text:p text:style-name="P113">Terraform target</text:p>
        </text:list-item>
      </text:list>
      <text:h text:style-name="P3" text:outline-level="1"><text:soft-page-break/><text:line-break/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><text:soft-page-break/>Docker</text:h>
      <text:p text:style-name="P128">Session-51:</text:p>
      <text:p text:style-name="P7">18-NOV-2025</text:p>
      <text:list xml:id="list2848733559" text:style-name="L53">
        <text:list-item>
          <text:p text:style-name="P114">Bare metal vs Virtualisation vs Containerisation</text:p>
        </text:list-item>
        <text:list-item>
          <text:p text:style-name="P115">Applications history</text:p>
        </text:list-item>
        <text:list-item>
          <text:p text:style-name="P115">Installing Docker</text:p>
        </text:list-item>
        <text:list-item>
          <text:p text:style-name="P115">Docker commands</text:p>
        </text:list-item>
      </text:list>
      <text:p text:style-name="P128"/>
      <text:p text:style-name="P128">Session-52:</text:p>
      <text:p text:style-name="P7">19-NOV-2025</text:p>
      <text:list xml:id="list1694712762" text:style-name="L54">
        <text:list-item>
          <text:p text:style-name="P116">Docker commands</text:p>
        </text:list-item>
        <text:list-item>
          <text:p text:style-name="P117">Dockerfile instructions</text:p>
          <text:list>
            <text:list-item>
              <text:p text:style-name="P117">FROM</text:p>
            </text:list-item>
            <text:list-item>
              <text:p text:style-name="P117">RUN</text:p>
            </text:list-item>
            <text:list-item>
              <text:p text:style-name="P117">CMD</text:p>
            </text:list-item>
            <text:list-item>
              <text:p text:style-name="P117">LABEL</text:p>
            </text:list-item>
            <text:list-item>
              <text:p text:style-name="P117">EXPOSE</text:p>
            </text:list-item>
            <text:list-item>
              <text:p text:style-name="P117">COPY</text:p>
            </text:list-item>
          </text:list>
        </text:list-item>
      </text:list>
      <text:p text:style-name="P128"/>
      <text:p text:style-name="P128">Session-53:</text:p>
      <text:p text:style-name="P7">20-NOV-2025</text:p>
      <text:list xml:id="list2995671903" text:style-name="L55">
        <text:list-item>
          <text:p text:style-name="P118">Dockerfile instructions</text:p>
          <text:list>
            <text:list-item>
              <text:p text:style-name="P119">ADD</text:p>
            </text:list-item>
            <text:list-item>
              <text:p text:style-name="P119">ENV</text:p>
            </text:list-item>
            <text:list-item>
              <text:p text:style-name="P119">ARG</text:p>
            </text:list-item>
            <text:list-item>
              <text:p text:style-name="P119">USER</text:p>
            </text:list-item>
            <text:list-item>
              <text:p text:style-name="P119">WORKDIR</text:p>
            </text:list-item>
            <text:list-item>
              <text:p text:style-name="P119">ENTRYPOINT</text:p>
            </text:list-item>
            <text:list-item>
              <text:p text:style-name="P119">ONBUILD</text:p>
            </text:list-item>
          </text:list>
        </text:list-item>
        <text:list-item>
          <text:p text:style-name="P119">Roboshop using docker</text:p>
          <text:list>
            <text:list-item>
              <text:p text:style-name="P119">Mongodb</text:p>
            </text:list-item>
          </text:list>
        </text:list-item>
      </text:list>
      <text:p text:style-name="P128"/>
      <text:p text:style-name="P128"/>
      <text:p text:style-name="P128"/>
      <text:p text:style-name="P128"/>
      <text:p text:style-name="P128"><text:soft-page-break/>Session-54:</text:p>
      <text:p text:style-name="P7">21-NOV-2025</text:p>
      <text:list xml:id="list4285606859" text:style-name="L56">
        <text:list-item>
          <text:p text:style-name="P120">Roboshop using docker</text:p>
          <text:list>
            <text:list-item>
              <text:p text:style-name="P121">Mongodb.</text:p>
            </text:list-item>
            <text:list-item>
              <text:p text:style-name="P121">Catalogue</text:p>
            </text:list-item>
            <text:list-item>
              <text:p text:style-name="P121">Redis</text:p>
            </text:list-item>
            <text:list-item>
              <text:p text:style-name="P121">User</text:p>
            </text:list-item>
            <text:list-item>
              <text:p text:style-name="P121">Cart</text:p>
            </text:list-item>
            <text:list-item>
              <text:p text:style-name="P121">MySQL</text:p>
            </text:list-item>
            <text:list-item>
              <text:p text:style-name="P121">Shipping</text:p>
            </text:list-item>
            <text:list-item>
              <text:p text:style-name="P121">RabbitMQ</text:p>
            </text:list-item>
            <text:list-item>
              <text:p text:style-name="P121">Payment</text:p>
            </text:list-item>
            <text:list-item>
              <text:p text:style-name="P121">Frontend</text:p>
            </text:list-item>
          </text:list>
        </text:list-item>
        <text:list-item>
          <text:p text:style-name="P121">Docker networking</text:p>
          <text:list>
            <text:list-item>
              <text:p text:style-name="P121">Host</text:p>
            </text:list-item>
            <text:list-item>
              <text:p text:style-name="P121">Bridge</text:p>
            </text:list-item>
          </text:list>
        </text:list-item>
      </text:list>
      <text:p text:style-name="P128">Session-55:</text:p>
      <text:p text:style-name="P7">24-NOV-2025</text:p>
      <text:list xml:id="list1329890002" text:style-name="L57">
        <text:list-item>
          <text:p text:style-name="P122">Docker compose</text:p>
        </text:list-item>
        <text:list-item>
          <text:p text:style-name="P123">Docker best practices</text:p>
          <text:list>
            <text:list-item>
              <text:p text:style-name="P123">Official small images</text:p>
            </text:list-item>
            <text:list-item>
              <text:p text:style-name="P123">Multi stage builds</text:p>
            </text:list-item>
            <text:list-item>
              <text:p text:style-name="P123">Docker volumes</text:p>
            </text:list-item>
            <text:list-item>
              <text:p text:style-name="P123">Non root image</text:p>
            </text:list-item>
          </text:list>
        </text:list-item>
      </text:list>
      <text:p text:style-name="P128">Session-56:</text:p>
      <text:p text:style-name="P7">25-NOV-2025</text:p>
      <text:list xml:id="list1948761565" text:style-name="L58">
        <text:list-item>
          <text:p text:style-name="P124">Docker best practices</text:p>
          <text:list>
            <text:list-item>
              <text:p text:style-name="P125">Official small images</text:p>
            </text:list-item>
            <text:list-item>
              <text:p text:style-name="P125">Multi stage builds</text:p>
            </text:list-item>
            <text:list-item>
              <text:p text:style-name="P125">Docker volumes</text:p>
            </text:list-item>
            <text:list-item>
              <text:p text:style-name="P125">Non root image</text:p>
            </text:list-item>
            <text:list-item>
              <text:p text:style-name="P125">Optimising Layers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erif" svg:font-family="'Droid Serif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swald" svg:font-family="Oswal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20:05:22.985287668</meta:creation-date>
    <dc:date>2025-11-25T20:21:06.318593053</dc:date>
    <meta:editing-duration>PT4M2S</meta:editing-duration>
    <meta:editing-cycles>1</meta:editing-cycles>
    <meta:document-statistic meta:table-count="0" meta:image-count="0" meta:object-count="0" meta:page-count="15" meta:paragraph-count="427" meta:word-count="1086" meta:character-count="6048" meta:non-whitespace-character-count="5672"/>
    <meta:generator>LibreOffice/7.3.7.2$Linux_X86_64 LibreOffice_project/30$Build-2</meta:generator>
  </office:meta>
</office:document-meta>
</file>